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adornments="Жирный" style:font-family-generic="modern" style:font-pitch="fixed"/>
    <style:font-face style:name="Liberation Mono2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Полужирный" style:font-family-generic="roman" style:font-pitch="variable"/>
    <style:font-face style:name="Times new roman" svg:font-family="'Times new roman'" style:font-family-generic="roman"/>
    <style:font-face style:name="sans-serif" svg:font-family="sans-serif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6.501cm" style:rel-width="100%" table:align="left" style:writing-mode="lr-tb"/>
    </style:style>
    <style:style style:name="Таблица2.A" style:family="table-column">
      <style:table-column-properties style:column-width="0.99cm" style:rel-column-width="561*"/>
    </style:style>
    <style:style style:name="Таблица2.B" style:family="table-column">
      <style:table-column-properties style:column-width="15.512cm" style:rel-column-width="8794*"/>
    </style:style>
    <style:style style:name="Таблица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Таблица3" style:family="table">
      <style:table-properties style:width="16.501cm" table:align="margins" fo:background-color="transparent" style:writing-mode="lr-tb">
        <style:background-image/>
      </style:table-properties>
    </style:style>
    <style:style style:name="Таблица3.A" style:family="table-column">
      <style:table-column-properties style:column-width="1.002cm" style:rel-column-width="568*"/>
    </style:style>
    <style:style style:name="Таблица3.B" style:family="table-column">
      <style:table-column-properties style:column-width="4.987cm" style:rel-column-width="2827*"/>
    </style:style>
    <style:style style:name="Таблица3.C" style:family="table-column">
      <style:table-column-properties style:column-width="3.912cm" style:rel-column-width="2218*"/>
    </style:style>
    <style:style style:name="Таблица3.D" style:family="table-column">
      <style:table-column-properties style:column-width="3.3cm" style:rel-column-width="1871*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E1" style:family="table-cell">
      <style:table-cell-properties fo:padding="0.049cm" fo:border="0.05pt solid #000000" style:writing-mode="page"/>
    </style:style>
    <style:style style:name="Таблица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style:font-name-asian="Times New Roman1" style:font-weight-asian="bold" style:font-name-complex="Times New Roman1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4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fo:language="ru" fo:country="RU" officeooo:rsid="0037936c" officeooo:paragraph-rsid="0037936c"/>
    </style:style>
    <style:style style:name="P8" style:family="paragraph" style:parent-style-name="Heading_20_1">
      <style:text-properties fo:language="ru" fo:country="RU" officeooo:rsid="0037ce7f" officeooo:paragraph-rsid="0037ce7f"/>
    </style:style>
    <style:style style:name="P9" style:family="paragraph" style:parent-style-name="Heading_20_1" style:master-page-name="Standard">
      <style:paragraph-properties style:page-number="1"/>
      <style:text-properties fo:language="ru" fo:country="RU" officeooo:rsid="004ce6d4" officeooo:paragraph-rsid="004ce6d4"/>
    </style:style>
    <style:style style:name="P10" style:family="paragraph" style:parent-style-name="Heading_20_1">
      <style:text-properties fo:language="ru" fo:country="RU" officeooo:rsid="004ce6d4" officeooo:paragraph-rsid="004ce6d4"/>
    </style:style>
    <style:style style:name="P11" style:family="paragraph" style:parent-style-name="Heading_20_1">
      <style:text-properties officeooo:rsid="003f8d66" officeooo:paragraph-rsid="003f8d66"/>
    </style:style>
    <style:style style:name="P12" style:family="paragraph" style:parent-style-name="Heading_20_1">
      <style:text-properties officeooo:rsid="0042b454" officeooo:paragraph-rsid="0042b454"/>
    </style:style>
    <style:style style:name="P13" style:family="paragraph" style:parent-style-name="Heading_20_1">
      <style:text-properties officeooo:rsid="0046cb90" officeooo:paragraph-rsid="0046cb90"/>
    </style:style>
    <style:style style:name="P14" style:family="paragraph" style:parent-style-name="Heading_20_1" style:master-page-name="Standard">
      <style:paragraph-properties style:page-number="1"/>
    </style:style>
    <style:style style:name="P15" style:family="paragraph" style:parent-style-name="Heading_20_2">
      <style:text-properties fo:language="ru" fo:country="RU" officeooo:rsid="0037ce7f" officeooo:paragraph-rsid="0037ce7f"/>
    </style:style>
    <style:style style:name="P16" style:family="paragraph" style:parent-style-name="Heading_20_2">
      <style:text-properties fo:language="ru" fo:country="RU" officeooo:rsid="0039841b" officeooo:paragraph-rsid="0039841b"/>
    </style:style>
    <style:style style:name="P17" style:family="paragraph" style:parent-style-name="Heading_20_2">
      <style:text-properties fo:language="ru" fo:country="RU" officeooo:rsid="003a3ae8" officeooo:paragraph-rsid="003a3ae8"/>
    </style:style>
    <style:style style:name="P18" style:family="paragraph" style:parent-style-name="Heading_20_2">
      <style:text-properties fo:language="ru" fo:country="RU" officeooo:rsid="003bea78" officeooo:paragraph-rsid="003bea78"/>
    </style:style>
    <style:style style:name="P19" style:family="paragraph" style:parent-style-name="Heading_20_2">
      <style:text-properties officeooo:rsid="0046cb90" officeooo:paragraph-rsid="0046cb90"/>
    </style:style>
    <style:style style:name="P20" style:family="paragraph" style:parent-style-name="Mono" style:list-style-name="L12"/>
    <style:style style:name="P21" style:family="paragraph" style:parent-style-name="Mono" style:list-style-name="L11"/>
    <style:style style:name="P22" style:family="paragraph" style:parent-style-name="Mono" style:list-style-name="L13"/>
    <style:style style:name="P23" style:family="paragraph" style:parent-style-name="Preformatted_20_Text">
      <style:paragraph-properties fo:line-height="125%"/>
      <style:text-properties fo:language="en" fo:country="US"/>
    </style:style>
    <style:style style:name="P24" style:family="paragraph" style:parent-style-name="Preformatted_20_Text">
      <style:paragraph-properties fo:margin-top="0cm" fo:margin-bottom="0.499cm" style:contextual-spacing="false" fo:line-height="125%"/>
      <style:text-properties fo:language="en" fo:country="US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fo:language="ru" fo:country="RU" officeooo:rsid="003a3ae8" officeooo:paragraph-rsid="003a3ae8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fo:language="ru" fo:country="RU" officeooo:rsid="0037ce7f" officeooo:paragraph-rsid="0037ce7f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fo:language="ru" fo:country="RU" officeooo:rsid="0039841b" officeooo:paragraph-rsid="0039841b"/>
    </style:style>
    <style:style style:name="P28" style:family="paragraph" style:parent-style-name="Standard">
      <style:text-properties fo:language="ru" fo:country="RU" officeooo:rsid="003bea78" officeooo:paragraph-rsid="003bea78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ru" fo:country="RU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language="ru" fo:country="RU"/>
    </style:style>
    <style:style style:name="P31" style:family="paragraph" style:parent-style-name="Standard">
      <style:paragraph-properties fo:margin-top="0cm" fo:margin-bottom="0cm" style:contextual-spacing="false" fo:line-height="100%"/>
    </style:style>
    <style:style style:name="P32" style:family="paragraph" style:parent-style-name="Standard">
      <loext:graphic-properties draw:fill-gradient-name="Gradient_20_2" draw:fill-hatch-name="hatch"/>
      <style:paragraph-properties fo:margin-top="0cm" fo:margin-bottom="0cm" style:contextual-spacing="false" fo:line-height="100%"/>
      <style:text-properties officeooo:paragraph-rsid="0044c6da"/>
    </style:style>
    <style:style style:name="P33" style:family="paragraph" style:parent-style-name="Standard">
      <loext:graphic-properties draw:fill-gradient-name="Gradient_20_5" draw:fill-hatch-name="hatch"/>
      <style:paragraph-properties fo:margin-top="0cm" fo:margin-bottom="0cm" style:contextual-spacing="false" fo:line-height="100%"/>
      <style:text-properties officeooo:paragraph-rsid="0044c6da"/>
    </style:style>
    <style:style style:name="P34" style:family="paragraph" style:parent-style-name="Standard">
      <loext:graphic-properties draw:fill-gradient-name="Gradient_20_6" draw:fill-hatch-name="hatch"/>
      <style:paragraph-properties fo:margin-top="0cm" fo:margin-bottom="0cm" style:contextual-spacing="false" fo:line-height="100%"/>
      <style:text-properties officeooo:paragraph-rsid="0044c6da"/>
    </style:style>
    <style:style style:name="P35" style:family="paragraph" style:parent-style-name="Standard">
      <loext:graphic-properties draw:fill-gradient-name="Gradient_20_7" draw:fill-hatch-name="hatch"/>
      <style:paragraph-properties fo:margin-top="0cm" fo:margin-bottom="0cm" style:contextual-spacing="false" fo:line-height="100%"/>
      <style:text-properties officeooo:paragraph-rsid="0044c6da"/>
    </style:style>
    <style:style style:name="P36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fo:font-style="italic" style:font-name-asian="Times New Roman1" style:font-size-asian="12pt" style:font-style-asian="italic" style:font-name-complex="Times New Roman1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19e290" officeooo:paragraph-rsid="0019e290" style:font-name-asian="Times New Roman1" style:font-style-asian="italic" style:font-name-complex="Times New Roman1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 fo:text-align="start" style:justify-single-word="false"/>
      <style:text-properties style:font-name="Times new roman" fo:font-size="12pt" fo:language="ru" fo:country="RU" style:font-size-asian="12pt" style:font-size-complex="12pt"/>
    </style:style>
    <style:style style:name="P45" style:family="paragraph" style:parent-style-name="Standard" style:list-style-name="L6">
      <loext:graphic-properties draw:fill-gradient-name="gradient" draw:fill-hatch-name="hatch"/>
      <style:paragraph-properties fo:margin-top="0cm" fo:margin-bottom="0cm" style:contextual-spacing="false" fo:line-height="150%"/>
    </style:style>
    <style:style style:name="P46" style:family="paragraph" style:parent-style-name="Standard" style:list-style-name="L6">
      <loext:graphic-properties draw:fill-gradient-name="gradient" draw:fill-hatch-name="hatch"/>
      <style:paragraph-properties fo:margin-top="0cm" fo:margin-bottom="0cm" style:contextual-spacing="false" fo:line-height="150%"/>
      <style:text-properties officeooo:paragraph-rsid="003d9be7"/>
    </style:style>
    <style:style style:name="P47" style:family="paragraph" style:parent-style-name="Standard" style:list-style-name="L8">
      <loext:graphic-properties draw:fill-gradient-name="gradient" draw:fill-hatch-name="hatch"/>
      <style:paragraph-properties fo:margin-top="0cm" fo:margin-bottom="0cm" style:contextual-spacing="false" fo:line-height="150%"/>
      <style:text-properties officeooo:paragraph-rsid="004165f2"/>
    </style:style>
    <style:style style:name="P48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officeooo:paragraph-rsid="0044c6da"/>
    </style:style>
    <style:style style:name="P49" style:family="paragraph" style:parent-style-name="Standard">
      <style:text-properties officeooo:rsid="0040523e" officeooo:paragraph-rsid="0040523e"/>
    </style:style>
    <style:style style:name="P50" style:family="paragraph" style:parent-style-name="Standard" style:list-style-name="L8">
      <loext:graphic-properties draw:fill-gradient-name="gradient" draw:fill-hatch-name="hatch"/>
      <style:paragraph-properties fo:margin-top="0cm" fo:margin-bottom="0cm" style:contextual-spacing="false" fo:line-height="150%"/>
      <style:text-properties officeooo:rsid="004165f2" officeooo:paragraph-rsid="004165f2"/>
    </style:style>
    <style:style style:name="P51" style:family="paragraph" style:parent-style-name="Standard">
      <style:text-properties officeooo:rsid="0042b454" officeooo:paragraph-rsid="0042b454"/>
    </style:style>
    <style:style style:name="P52" style:family="paragraph" style:parent-style-name="Standard" style:list-style-name="L8">
      <loext:graphic-properties draw:fill-gradient-name="gradient" draw:fill-hatch-name="hatch"/>
      <style:paragraph-properties fo:margin-top="0cm" fo:margin-bottom="0cm" style:contextual-spacing="false" fo:line-height="150%"/>
      <style:text-properties officeooo:rsid="0042b454" officeooo:paragraph-rsid="0042b454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officeooo:rsid="0042b454" officeooo:paragraph-rsid="0042b454"/>
    </style:style>
    <style:style style:name="P54" style:family="paragraph" style:parent-style-name="Standard" style:list-style-name="L9">
      <style:text-properties officeooo:rsid="0042b454" officeooo:paragraph-rsid="0042b454"/>
    </style:style>
    <style:style style:name="P55" style:family="paragraph" style:parent-style-name="Standard" style:list-style-name="L12">
      <style:text-properties officeooo:rsid="0042b454" officeooo:paragraph-rsid="0042b454"/>
    </style:style>
    <style:style style:name="P56" style:family="paragraph" style:parent-style-name="Standard" style:list-style-name="L11">
      <style:text-properties officeooo:rsid="0042b454" officeooo:paragraph-rsid="0042b454"/>
    </style:style>
    <style:style style:name="P57" style:family="paragraph" style:parent-style-name="Standard" style:list-style-name="L13">
      <style:text-properties officeooo:rsid="0042b454" officeooo:paragraph-rsid="0042b454"/>
    </style:style>
    <style:style style:name="P58" style:family="paragraph" style:parent-style-name="Standard">
      <style:text-properties officeooo:rsid="0046cb90" officeooo:paragraph-rsid="0046cb90"/>
    </style:style>
    <style:style style:name="P59" style:family="paragraph" style:parent-style-name="Standard" style:list-style-name="L14">
      <style:text-properties officeooo:rsid="0046cb90" officeooo:paragraph-rsid="0046cb90"/>
    </style:style>
    <style:style style:name="P60" style:family="paragraph" style:parent-style-name="Standard" style:list-style-name="L14">
      <style:text-properties officeooo:rsid="0046cb90" officeooo:paragraph-rsid="00480c6c"/>
    </style:style>
    <style:style style:name="P61" style:family="paragraph" style:parent-style-name="Standard" style:list-style-name="L14">
      <style:text-properties officeooo:paragraph-rsid="0046cb90"/>
    </style:style>
    <style:style style:name="P62" style:family="paragraph" style:parent-style-name="Standard" style:list-style-name="L14">
      <style:text-properties officeooo:rsid="00488846" officeooo:paragraph-rsid="00488846"/>
    </style:style>
    <style:style style:name="P63" style:family="paragraph" style:parent-style-name="Table_20_Contents">
      <style:paragraph-properties fo:text-align="center" style:justify-single-word="false"/>
      <style:text-properties officeooo:rsid="0044c6da" officeooo:paragraph-rsid="0044c6da"/>
    </style:style>
    <style:style style:name="P64" style:family="paragraph" style:parent-style-name="Table_20_Contents">
      <loext:graphic-properties draw:fill-gradient-name="Gradient_20_1" draw:fill-hatch-name="hatch"/>
      <style:paragraph-properties fo:text-align="center" style:justify-single-word="false"/>
      <style:text-properties officeooo:rsid="0044c6da" officeooo:paragraph-rsid="0044c6da"/>
    </style:style>
    <style:style style:name="P65" style:family="paragraph" style:parent-style-name="Table_20_Contents">
      <style:paragraph-properties fo:text-align="justify" style:justify-single-word="false"/>
      <style:text-properties officeooo:rsid="0044c6da" officeooo:paragraph-rsid="0044c6da"/>
    </style:style>
    <style:style style:name="P66" style:family="paragraph" style:parent-style-name="Table_20_Contents">
      <loext:graphic-properties draw:fill-gradient-name="Gradient_20_3" draw:fill-hatch-name="hatch"/>
      <style:paragraph-properties fo:margin-top="0cm" fo:margin-bottom="0cm" style:contextual-spacing="false" fo:line-height="100%"/>
      <style:text-properties officeooo:rsid="0044c6da" officeooo:paragraph-rsid="0044c6da"/>
    </style:style>
    <style:style style:name="P67" style:family="paragraph" style:parent-style-name="Table_20_Contents">
      <loext:graphic-properties draw:fill-gradient-name="Gradient_20_4" draw:fill-hatch-name="hatch"/>
      <style:paragraph-properties fo:line-height="100%"/>
      <style:text-properties officeooo:rsid="0044c6da" officeooo:paragraph-rsid="0044c6da"/>
    </style:style>
    <style:style style:name="P68" style:family="paragraph" style:parent-style-name="Table_20_Contents">
      <loext:graphic-properties draw:fill-gradient-name="Gradient_20_4" draw:fill-hatch-name="hatch"/>
      <style:paragraph-properties fo:line-height="100%" fo:text-align="center" style:justify-single-word="false"/>
      <style:text-properties officeooo:rsid="0044c6da" officeooo:paragraph-rsid="0044c6da"/>
    </style:style>
    <style:style style:name="P69" style:family="paragraph" style:parent-style-name="Table_20_Contents">
      <loext:graphic-properties draw:fill-gradient-name="Gradient_20_1" draw:fill-hatch-name="hatch"/>
      <style:paragraph-properties fo:text-align="center" style:justify-single-word="false"/>
    </style:style>
    <style:style style:name="P70" style:family="paragraph" style:parent-style-name="Table_20_Contents">
      <loext:graphic-properties draw:fill-gradient-name="Gradient_20_4" draw:fill-hatch-name="hatch"/>
      <style:paragraph-properties fo:line-height="100%"/>
    </style:style>
    <style:style style:name="P71" style:family="paragraph" style:parent-style-name="Table_20_Contents">
      <loext:graphic-properties draw:fill-gradient-name="Gradient_20_4" draw:fill-hatch-name="hatch"/>
      <style:paragraph-properties fo:line-height="100%" fo:text-align="center" style:justify-single-word="false"/>
    </style:style>
    <style:style style:name="P72" style:family="paragraph" style:parent-style-name="Table_20_Contents">
      <loext:graphic-properties draw:fill-gradient-name="Gradient_20_4" draw:fill-hatch-name="hatch"/>
      <style:paragraph-properties fo:line-height="100%" fo:text-align="center" style:justify-single-word="false"/>
      <style:text-properties officeooo:paragraph-rsid="0044c6da"/>
    </style:style>
    <style:style style:name="P73" style:family="paragraph" style:parent-style-name="Table_20_Contents">
      <loext:graphic-properties draw:fill-gradient-name="Gradient_20_4" draw:fill-hatch-name="hatch"/>
      <style:paragraph-properties fo:line-height="100%" fo:text-align="justify" style:justify-single-word="false"/>
    </style:style>
    <style:style style:name="P74" style:family="paragraph" style:parent-style-name="Table_20_Contents">
      <loext:graphic-properties draw:fill-gradient-name="Gradient_20_4" draw:fill-hatch-name="hatch"/>
      <style:paragraph-properties fo:line-height="100%"/>
      <style:text-properties officeooo:rsid="00457c5b" officeooo:paragraph-rsid="00457c5b"/>
    </style:style>
    <style:style style:name="P75" style:family="paragraph" style:parent-style-name="Table_20_Contents">
      <loext:graphic-properties draw:fill-gradient-name="Gradient_20_4" draw:fill-hatch-name="hatch"/>
      <style:paragraph-properties fo:line-height="100%" fo:text-align="center" style:justify-single-word="false"/>
      <style:text-properties officeooo:rsid="00457c5b" officeooo:paragraph-rsid="00457c5b"/>
    </style:style>
    <style:style style:name="P76" style:family="paragraph" style:parent-style-name="Table_20_Contents">
      <loext:graphic-properties draw:fill-gradient-name="Gradient_20_4" draw:fill-hatch-name="hatch"/>
      <style:paragraph-properties fo:line-height="100%"/>
      <style:text-properties officeooo:rsid="00457c5b" officeooo:paragraph-rsid="0046050d"/>
    </style:style>
    <style:style style:name="P77" style:family="paragraph" style:parent-style-name="Table_20_Contents">
      <style:paragraph-properties fo:text-align="center" style:justify-single-word="false"/>
      <style:text-properties officeooo:rsid="00457c5b" officeooo:paragraph-rsid="00457c5b"/>
    </style:style>
    <style:style style:name="P78" style:family="paragraph" style:parent-style-name="Table_20_Contents">
      <style:paragraph-properties fo:text-align="center" style:justify-single-word="false"/>
      <style:text-properties officeooo:rsid="0046050d" officeooo:paragraph-rsid="0046050d"/>
    </style:style>
    <style:style style:name="P79" style:family="paragraph" style:parent-style-name="Table_20_Contents">
      <loext:graphic-properties draw:fill-gradient-name="Gradient_20_4" draw:fill-hatch-name="hatch"/>
      <style:paragraph-properties fo:line-height="100%" fo:text-align="center" style:justify-single-word="false"/>
      <style:text-properties officeooo:rsid="0046050d" officeooo:paragraph-rsid="0046050d"/>
    </style:style>
    <style:style style:name="P80" style:family="paragraph" style:parent-style-name="Table_20_Contents">
      <loext:graphic-properties draw:fill-gradient-name="Gradient_20_4" draw:fill-hatch-name="hatch"/>
      <style:paragraph-properties fo:line-height="100%"/>
      <style:text-properties officeooo:rsid="0046050d" officeooo:paragraph-rsid="0046050d"/>
    </style:style>
    <style:style style:name="P81" style:family="paragraph" style:parent-style-name="Вопросы" style:list-style-name="L14"/>
    <style:style style:name="T1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3" style:family="text">
      <style:text-properties style:font-name="Times New Roman" fo:font-size="14pt" officeooo:rsid="0037936c" style:font-name-asian="Times New Roman1" style:font-size-asian="14pt" style:font-name-complex="Times New Roman1" style:font-size-complex="14pt" style:font-weight-complex="bold"/>
    </style:style>
    <style:style style:name="T4" style:family="text">
      <style:text-properties style:font-name="Times New Roman" fo:font-size="14pt" officeooo:rsid="0019e290" style:font-name-asian="Times New Roman1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fo:font-style="italic" style:font-name-asian="Times New Roman1" style:font-size-asian="14pt" style:font-style-asian="italic" style:font-name-complex="Times New Roman1"/>
    </style:style>
    <style:style style:name="T6" style:family="text">
      <style:text-properties style:font-name="Times New Roman" fo:font-size="14pt" fo:font-style="italic" officeooo:rsid="0019e290" style:font-name-asian="Times New Roman1" style:font-size-asian="14pt" style:font-style-asian="italic" style:font-name-complex="Times New Roman1"/>
    </style:style>
    <style:style style:name="T7" style:family="text">
      <style:text-properties style:font-name="Times New Roman" fo:font-size="14pt" fo:font-style="italic" officeooo:rsid="0037936c" style:font-name-asian="Times New Roman1" style:font-size-asian="14pt" style:font-style-asian="italic" style:font-name-complex="Times New Roman1"/>
    </style:style>
    <style:style style:name="T8" style:family="text">
      <style:text-properties style:font-name="Times New Roman" fo:font-size="14pt" fo:font-style="italic" officeooo:rsid="002362e6" style:font-name-asian="Times New Roman1" style:font-size-asian="14pt" style:font-style-asian="italic" style:font-name-complex="Times New Roman1"/>
    </style:style>
    <style:style style:name="T9" style:family="text">
      <style:text-properties fo:color="#000000" loext:opacity="100%" style:font-name="Times New Roman" fo:font-size="18pt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10" style:family="text">
      <style:text-properties fo:color="#000000" loext:opacity="100%" style:font-name="Times New Roman" fo:font-size="18pt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language="ru" fo:country="RU" fo:font-weight="normal" officeooo:rsid="0046cb90" style:font-weight-asian="normal" style:font-weight-complex="normal"/>
    </style:style>
    <style:style style:name="T13" style:family="text">
      <style:text-properties fo:language="ru" fo:country="RU" fo:font-weight="normal" officeooo:rsid="00480c6c" style:font-weight-asian="normal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3a3ae8"/>
    </style:style>
    <style:style style:name="T16" style:family="text">
      <style:text-properties fo:language="en" fo:country="US" officeooo:rsid="00389df8"/>
    </style:style>
    <style:style style:name="T17" style:family="text">
      <style:text-properties fo:language="en" fo:country="US" officeooo:rsid="0037ce7f"/>
    </style:style>
    <style:style style:name="T18" style:family="text">
      <style:text-properties fo:language="en" fo:country="US" officeooo:rsid="003c4161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officeooo:rsid="0037ce7f"/>
    </style:style>
    <style:style style:name="T21" style:family="text">
      <style:text-properties officeooo:rsid="00389df8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39841b"/>
    </style:style>
    <style:style style:name="T24" style:family="text">
      <style:text-properties officeooo:rsid="003a3ae8"/>
    </style:style>
    <style:style style:name="T25" style:family="text">
      <style:text-properties officeooo:rsid="003bea78"/>
    </style:style>
    <style:style style:name="T26" style:family="text">
      <style:text-properties officeooo:rsid="003c4161"/>
    </style:style>
    <style:style style:name="T27" style:family="text">
      <style:text-properties fo:color="#008800" loext:opacity="100%" fo:font-weight="bold"/>
    </style:style>
    <style:style style:name="T28" style:family="text">
      <style:text-properties fo:color="#333399" loext:opacity="100%" fo:font-weight="bold"/>
    </style:style>
    <style:style style:name="T29" style:family="text">
      <style:text-properties fo:color="#333333" loext:opacity="100%"/>
    </style:style>
    <style:style style:name="T30" style:family="text">
      <style:text-properties fo:color="#0000dd" loext:opacity="100%" fo:font-weight="bold"/>
    </style:style>
    <style:style style:name="T31" style:family="text">
      <style:text-properties officeooo:rsid="004165f2"/>
    </style:style>
    <style:style style:name="T32" style:family="text">
      <style:text-properties officeooo:rsid="0042b454"/>
    </style:style>
    <style:style style:name="T33" style:family="text">
      <style:text-properties officeooo:rsid="0044c6da"/>
    </style:style>
    <style:style style:name="T34" style:family="text">
      <style:text-properties officeooo:rsid="00457c5b"/>
    </style:style>
    <style:style style:name="T35" style:family="text">
      <style:text-properties officeooo:rsid="0046050d"/>
    </style:style>
    <style:style style:name="T36" style:family="text">
      <style:text-properties officeooo:rsid="0046cb90"/>
    </style:style>
    <style:style style:name="T37" style:family="text">
      <style:text-properties officeooo:rsid="004efd63"/>
    </style:style>
    <style:style style:name="T38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—%1%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—%1%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—%1%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—%1%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—%2%" style:num-prefix="—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—%1%" style:num-prefix="—" style:num-format="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—%2%" style:num-prefix="—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—%1%" style:num-prefix="—" style:num-format="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—%2%" style:num-prefix="—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4">«Московский государственный технический университет</text:p>
            <text:p text:style-name="P4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43"/>
      <text:p text:style-name="P36"/>
      <text:p text:style-name="P31"><text:span text:style-name="T1">ФАКУЛЬТЕТ <text:tab/>Информатика и системы управления</text:span></text:p>
      <text:p text:style-name="P40"/>
      <text:p text:style-name="P40">КАФЕДРА <text:tab/><text:tab/>Программное обеспечение ЭВМ и информационные технологии</text:p>
      <text:p text:style-name="P41"/>
      <text:p text:style-name="P37"/>
      <text:p text:style-name="P37"/>
      <text:p text:style-name="P29"><text:span text:style-name="T9">ОТЧЕТ ПО </text:span><text:span text:style-name="T10">ЛАБОРАТОРНОЙ РАБОТЕ №1 «ДЛИННАЯ АРИФМЕТИКА»</text:span></text:p>
      <text:p text:style-name="P37"/>
      <text:p text:style-name="P37"/>
      <text:p text:style-name="P30"><text:span text:style-name="T2">Студент<text:tab/><text:tab/><text:tab/></text:span><text:span text:style-name="T3">Ланкин Дмитрий Леонидович</text:span></text:p>
      <text:p text:style-name="P39"/>
      <text:p text:style-name="P30"><text:span text:style-name="T2">Группа<text:tab/><text:tab/><text:tab/>ИУ7 – </text:span><text:span text:style-name="T4">3</text:span><text:span text:style-name="T3">4</text:span><text:span text:style-name="T2">Б </text:span></text:p>
      <text:p text:style-name="P37"/>
      <text:p text:style-name="P38"/>
      <text:p text:style-name="P38"/>
      <text:p text:style-name="P38"/>
      <text:p text:style-name="P38"/>
      <text:p text:style-name="P38"/>
      <text:p text:style-name="P37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9"><text:span text:style-name="T5">20</text:span><text:span text:style-name="T6">2</text:span><text:span text:style-name="T7">2</text:span><text:span text:style-name="T5"> <text:s text:c="4"/></text:span><text:span text:style-name="T8">г.</text:span></text:p>
      <text:table-of-content text:style-name="Sect1" text:protected="true" text:name="Оглавление1">
        <text:table-of-content-source text:outline-level="10">
          <text:index-title-template text:style-name="Heading_20_1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4" text:outline-level="1">Содержание</text:h>
          </text:index-title>
          <text:p text:style-name="P5"><text:a xlink:type="simple" xlink:href="#__RefHeading___Toc4242_3479105423" text:style-name="Index_20_Link" text:visited-style-name="Index_20_Link">Описание условия задачи<text:tab/>2</text:a></text:p>
          <text:p text:style-name="P5"><text:a xlink:type="simple" xlink:href="#__RefHeading___Toc4244_3479105423" text:style-name="Index_20_Link" text:visited-style-name="Index_20_Link">Техническое задание<text:tab/>2</text:a></text:p>
          <text:p text:style-name="P6"><text:a xlink:type="simple" xlink:href="#__RefHeading___Toc4246_3479105423" text:style-name="Index_20_Link" text:visited-style-name="Index_20_Link">Входные данные<text:tab/>2</text:a></text:p>
          <text:p text:style-name="P6"><text:a xlink:type="simple" xlink:href="#__RefHeading___Toc4248_3479105423" text:style-name="Index_20_Link" text:visited-style-name="Index_20_Link">Выходные данные<text:tab/>2</text:a></text:p>
          <text:p text:style-name="P6"><text:a xlink:type="simple" xlink:href="#__RefHeading___Toc4250_3479105423" text:style-name="Index_20_Link" text:visited-style-name="Index_20_Link">Описание задачи<text:tab/>3</text:a></text:p>
          <text:p text:style-name="P6"><text:a xlink:type="simple" xlink:href="#__RefHeading___Toc4252_3479105423" text:style-name="Index_20_Link" text:visited-style-name="Index_20_Link">Способ обращения к программе<text:tab/>3</text:a></text:p>
          <text:p text:style-name="P6"><text:a xlink:type="simple" xlink:href="#__RefHeading___Toc4254_3479105423" text:style-name="Index_20_Link" text:visited-style-name="Index_20_Link">Описание возможных аварийных ситуаций и ошибок пользователя<text:tab/>3</text:a></text:p>
          <text:p text:style-name="P5"><text:a xlink:type="simple" xlink:href="#__RefHeading___Toc4256_3479105423" text:style-name="Index_20_Link" text:visited-style-name="Index_20_Link">Внутренняя структура данных<text:tab/>4</text:a></text:p>
          <text:p text:style-name="P5"><text:a xlink:type="simple" xlink:href="#__RefHeading___Toc4258_3479105423" text:style-name="Index_20_Link" text:visited-style-name="Index_20_Link">Особенности реализации алгоритма<text:tab/>4</text:a></text:p>
          <text:p text:style-name="P5"><text:a xlink:type="simple" xlink:href="#__RefHeading___Toc4260_3479105423" text:style-name="Index_20_Link" text:visited-style-name="Index_20_Link">Описание функций<text:tab/>5</text:a></text:p>
          <text:p text:style-name="P5"><text:a xlink:type="simple" xlink:href="#__RefHeading___Toc4262_3479105423" text:style-name="Index_20_Link" text:visited-style-name="Index_20_Link">Набор тестовых случаев<text:tab/>7</text:a></text:p>
          <text:p text:style-name="P6"><text:a xlink:type="simple" xlink:href="#__RefHeading___Toc4264_3479105423" text:style-name="Index_20_Link" text:visited-style-name="Index_20_Link">Выводы<text:tab/>9</text:a></text:p>
          <text:p text:style-name="P5"><text:a xlink:type="simple" xlink:href="#__RefHeading___Toc4266_3479105423" text:style-name="Index_20_Link" text:visited-style-name="Index_20_Link">Контрольные вопросы<text:tab/>9</text:a></text:p>
        </text:index-body>
      </text:table-of-content>
      <text:h text:style-name="P10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><text:bookmark-start text:name="__RefHeading___Toc4242_3479105423"/><text:soft-page-break/>Описание условия задачи<text:bookmark-end text:name="__RefHeading___Toc4242_3479105423"/></text:h>
      <text:p text:style-name="P44"><text:bookmark text:name="page3R_mcid48"/>Смоделировать операцию деления целого числа длиной до 30 десятичных цифр на действительное число в форме <text:span text:style-name="T20">+</text:span><text:span text:style-name="T17">\-</text:span><text:span text:style-name="T14">m.n Е </text:span><text:span text:style-name="T17">+\-K</text:span>, где суммарная длина мантиссы <text:span text:style-name="T14">(m+n)</text:span> - до 30<text:line-break/>значащих цифр, а величина порядка <text:span text:style-name="T14">K</text:span> - до 5 цифр. Результат выдать в форме <text:span text:style-name="T20">+\-</text:span><text:span text:style-name="T14">0.m Е</text:span> <text:span text:style-name="T20">+\-</text:span><text:span text:style-name="T14">K</text:span>, где m1 - до 30 значащих цифр, а K1 - до 5 цифр.</text:p>
      <text:h text:style-name="P8" text:outline-level="1"><text:bookmark-start text:name="__RefHeading___Toc4244_3479105423"/>Техническое <text:s/>задание<text:bookmark-end text:name="__RefHeading___Toc4244_3479105423"/></text:h>
      <text:h text:style-name="P15" text:outline-level="2"><text:bookmark-start text:name="__RefHeading___Toc4246_3479105423"/>Входные данные<text:bookmark-end text:name="__RefHeading___Toc4246_3479105423"/></text:h>
      <text:p text:style-name="P26"><text:span text:style-name="T22">Целое число</text:span>: строка, первым символом которой является знак (+\-), состоящая из не более, чем 30 цифр. Формат: +\-<text:span text:style-name="T14">m</text:span>, <text:span text:style-name="T21">где</text:span><text:span text:style-name="T14"> m</text:span> – мантисса числа.</text:p>
      <text:p text:style-name="P26"><text:span text:style-name="T22">Действительное число</text:span>: <text:span text:style-name="T21">строка, первым символом которой является знак (+\-), состоящая из не более, чем 30 цифр. Формат: </text:span><text:span text:style-name="T16">+\-m[.n][E+\-K]</text:span><text:span text:style-name="T21">, где </text:span><text:span text:style-name="T16">m</text:span><text:span text:style-name="T21"> – целая часть действительного числа, </text:span><text:span text:style-name="T16">n</text:span><text:span text:style-name="T21"> – дробная часть (опционально), </text:span><text:span text:style-name="T16">K</text:span><text:span text:style-name="T21"> – порядок числа (опционально) – </text:span><text:span text:style-name="T23">число, принадлежащее отрезку [-99999; 99999].</text:span></text:p>
      <text:h text:style-name="P16" text:outline-level="2"><text:bookmark-start text:name="__RefHeading___Toc4248_3479105423"/>Выходные данные<text:bookmark-end text:name="__RefHeading___Toc4248_3479105423"/></text:h>
      <text:p text:style-name="P27">Программа возвращает <text:span text:style-name="T22">действительное число</text:span> формата +\<text:span text:style-name="T14">-m.n E +\-K</text:span>, где <text:span text:style-name="T14">m</text:span> – целая часть действительного числа, <text:span text:style-name="T14">n</text:span> – дробная часть действительного числа, <text:span text:style-name="T14">K</text:span> – порядок действительного числа. Суммарная длина мантиссы <text:span text:style-name="T14">m.n </text:span>должна быть не менее 2 и не более 30 цифр. <text:span text:style-name="T24">Порядок числа </text:span><text:span text:style-name="T15">K</text:span><text:span text:style-name="T24"> принадлежит отрезку [-99999; 99999].</text:span></text:p>
      <text:h text:style-name="P17" text:outline-level="2"><text:bookmark-start text:name="__RefHeading___Toc4250_3479105423"/>Описание задачи<text:bookmark-end text:name="__RefHeading___Toc4250_3479105423"/></text:h>
      <text:p text:style-name="P25">Программа получает от пользователя целое и действительное число и производит <text:span text:style-name="T25">деление целого на действительное. По окончании работы выводит на экран результат деления.</text:span></text:p>
      <text:h text:style-name="P18" text:outline-level="2"><text:bookmark-start text:name="__RefHeading___Toc4252_3479105423"/>Способ обращения к программе<text:bookmark-end text:name="__RefHeading___Toc4252_3479105423"/></text:h>
      <text:p text:style-name="P28">Программа вызывается из консоли.</text:p>
      <text:h text:style-name="P18" text:outline-level="2"><text:bookmark-start text:name="__RefHeading___Toc4254_3479105423"/>Описание возможных аварийных ситуаций и ошибок пользователя<text:bookmark-end text:name="__RefHeading___Toc4254_3479105423"/></text:h>
      <text:list xml:id="list2786894945" text:style-name="L6">
        <text:list-item>
          <text:p text:style-name="P45">Некорректный ввод: <text:span text:style-name="T26">введен буквенный символ.</text:span></text:p>
          <text:p text:style-name="P46">Сообщение об ошибке: «<text:span text:style-name="T14">Error</text:span>: введены некорректные символы.»</text:p>
        </text:list-item>
        <text:list-item>
          <text:p text:style-name="P46">Некорректный ввод: ввод точки при записи целого числа.</text:p>
          <text:p text:style-name="P46">Сообщение об ошибке: «<text:span text:style-name="T14">Error</text:span>: введены некорректные символы.»</text:p>
        </text:list-item>
        <text:list-item>
          <text:p text:style-name="P45">Некорректный ввод: отсутствие знака (+\-) в начале строки.</text:p>
          <text:p text:style-name="P45">Сообщение об ошибке: «<text:span text:style-name="T14">Error</text:span>: число должно начинаться со знака '+' или '-'.»</text:p>
        </text:list-item>
        <text:list-item>
          <text:p text:style-name="P45"><text:soft-page-break/>Некорректный ввод: пустая строка.</text:p>
          <text:p text:style-name="P45"><text:span text:style-name="T26">Сообщение об ошибке: «</text:span><text:span text:style-name="T18">Error</text:span><text:span text:style-name="T26">: Вы ввели пустую строку.»</text:span></text:p>
        </text:list-item>
        <text:list-item>
          <text:p text:style-name="P46">Некорректный ввод: излишне длинная запись.</text:p>
          <text:p text:style-name="P46">Сообщение об ошибке: «<text:span text:style-name="T14">Error</text:span>: слишком длинная строка.»</text:p>
        </text:list-item>
        <text:list-item>
          <text:p text:style-name="P45">Некорректный ввод: наличие пробелов в записи.</text:p>
          <text:p text:style-name="P45">Сообщение об ошибке: «<text:span text:style-name="T14">Error</text:span>: число не может содержать пробелы.» </text:p>
        </text:list-item>
        <text:list-item>
          <text:p text:style-name="P45">Некорректный ввод: точка в записи порядка действительного числа.</text:p>
          <text:p text:style-name="P45">Сообщение об ошибке: «<text:span text:style-name="T14">Error</text:span>: точка не может находиться в записи порядка.» </text:p>
        </text:list-item>
        <text:list-item>
          <text:p text:style-name="P45">Некорректный ввод: более 1 буквы <text:span text:style-name="T14">Е</text:span> в записи действительного числа.</text:p>
          <text:p text:style-name="P45">Сообщение об ошибке: «<text:span text:style-name="T14">Error</text:span>: по правилам записи не должно быть более одной буквы<text:span text:style-name="T14"> Е</text:span>!»</text:p>
        </text:list-item>
        <text:list-item>
          <text:p text:style-name="P45">Некорректный ввод: более 1 точки в записи действительного числа.</text:p>
          <text:p text:style-name="P45">Сообщение об ошибке: «<text:span text:style-name="T14">Error</text:span>: по правилам записи не должно быть более одной точки!» </text:p>
        </text:list-item>
        <text:list-item>
          <text:p text:style-name="P45">Некорректный ввод: более 2 арифметических знаков в записи.</text:p>
          <text:p text:style-name="P45">Сообщение об ошибке: «<text:span text:style-name="T14">Error</text:span>: по правилам записи должно быть 2 знака (мантисса и порядок)!»</text:p>
        </text:list-item>
        <text:list-item>
          <text:p text:style-name="P45">Переполнение порядка.</text:p>
          <text:p text:style-name="P45">Сообщение об ошибке: «<text:span text:style-name="T14">Error</text:span>: переполнение порядка.»</text:p>
        </text:list-item>
        <text:list-item>
          <text:p text:style-name="P45">Деление на ноль.</text:p>
          <text:p text:style-name="P45">Сообщение об ошибке: «<text:span text:style-name="T14">Error</text:span>: деление на 0.»</text:p>
        </text:list-item>
      </text:list>
      <text:h text:style-name="P11" text:outline-level="1"><text:bookmark-start text:name="__RefHeading___Toc4256_3479105423"/>Внутренняя структура данных<text:bookmark-end text:name="__RefHeading___Toc4256_3479105423"/></text:h>
      <text:p text:style-name="P49">От пользователя программа получается массив символов (строку), затем происходит её валидация и разделение на элементы, которые в дальнейшем записываются в структуру следующего вида: 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3"><text:s/>1</text:p>
            <text:p text:style-name="P23"><text:s/>2</text:p>
            <text:p text:style-name="P23"><text:s/>3</text:p>
            <text:p text:style-name="P23"><text:s/>4</text:p>
            <text:p text:style-name="P23"><text:s/>5</text:p>
            <text:p text:style-name="P23"><text:s/>6</text:p>
            <text:p text:style-name="P23"><text:s/>7</text:p>
            <text:p text:style-name="P23"><text:s/>8</text:p>
            <text:p text:style-name="P23"><text:s/>9</text:p>
          </table:table-cell>
          <table:table-cell table:style-name="Таблица2.B1" office:value-type="string">
            <text:p text:style-name="P23"><text:span text:style-name="T27">typedef</text:span> <text:span text:style-name="T27">struct</text:span></text:p>
            <text:p text:style-name="P23">{</text:p>
            <text:p text:style-name="P23"><text:s text:c="4"/><text:span text:style-name="T28">char</text:span> sign_mantissa;</text:p>
            <text:p text:style-name="P23"><text:s text:c="4"/><text:span text:style-name="T28">char</text:span> mantissa[MAX_MANTISSA_LEN <text:span text:style-name="T29">-</text:span> <text:span text:style-name="T30">1</text:span>];</text:p>
            <text:p text:style-name="P23"><text:s text:c="4"/><text:span text:style-name="T28">size_t</text:span> point_pos;</text:p>
            <text:p text:style-name="P23"><text:s text:c="4"/><text:span text:style-name="T28">size_t</text:span> E_pos;</text:p>
            <text:p text:style-name="P23"><text:s text:c="4"/><text:span text:style-name="T28">char</text:span> sign_power;</text:p>
            <text:p text:style-name="P23"><text:s text:c="4"/><text:span text:style-name="T28">int</text:span> power_int;</text:p>
            <text:p text:style-name="P24">} <text:span text:style-name="T28">number_t</text:span>;</text:p>
          </table:table-cell>
        </table:table-row>
      </table:table>
      <text:p text:style-name="P49"/>
      <text:list text:style-name="L8">
        <text:list-item>
          <text:p text:style-name="P47"><text:span text:style-name="T31">sign_mantissa — переменная типа char, хранящая в себе знак мантиссы (+\-).</text:span></text:p>
        </text:list-item>
        <text:list-item>
          <text:p text:style-name="P50"><text:soft-page-break/>mantissa — массив <text:span text:style-name="T32">элементов типа char,</text:span> состоящий из 31 элемента (1 запасной для округления), <text:span text:style-name="T32">для хранения мантиссы числа.</text:span></text:p>
        </text:list-item>
        <text:list-item>
          <text:p text:style-name="P50">point_pos — переменная типа size_t, хранящая в себе индекс позиции точки в мантиссе.</text:p>
        </text:list-item>
        <text:list-item>
          <text:p text:style-name="P50">E_pos — переменная, типа size_t, хранящая в себе индекс позиции буквы Е.</text:p>
        </text:list-item>
        <text:list-item>
          <text:p text:style-name="P50">sign_power — переменная типа char, <text:span text:style-name="T32">хранящая в себе знак порядка (+\-).</text:span></text:p>
        </text:list-item>
        <text:list-item>
          <text:p text:style-name="P52">power_int — переменная типа int, хранящая в себе числовое значение порядка числа.</text:p>
        </text:list-item>
      </text:list>
      <text:p text:style-name="P53">Таким образом, целое число и действительное число разбиваются на элементы и записываются в структуру для дальнейшего хранения.</text:p>
      <text:p text:style-name="P53">Такие типы данных были выбраны в связи с особенностями хранения «длинных» чисел в памяти компьютера и с целью облегчения обработки данных.</text:p>
      <text:h text:style-name="P12" text:outline-level="1"><text:bookmark-start text:name="__RefHeading___Toc4258_3479105423"/>Особенности реализации алгоритма<text:bookmark-end text:name="__RefHeading___Toc4258_3479105423"/></text:h>
      <text:list text:style-name="L9">
        <text:list-item>
          <text:p text:style-name="P54">Программа считывает 2 строки: первая представляет целое число, вторая — действительное (функция str_input).</text:p>
        </text:list-item>
        <text:list-item>
          <text:p text:style-name="P54">Программа производит валидацию каждого из чисел (для целого проверяет наличие знаков + или -, для действительного — наличие знаков + или -, наличие буквы Е, количество букв Е, наличие и количество точек).</text:p>
        </text:list-item>
        <text:list-item>
          <text:p text:style-name="P54">Программа разделяет строки и помещает элементы в поля структуры.</text:p>
        </text:list-item>
        <text:list-item>
          <text:p text:style-name="P54">Программа нормализует целое и действительное числа (приводится к виду, при котором число начинается с 0, и дополняется нулями до длины 30 символов).</text:p>
        </text:list-item>
        <text:list-item>
          <text:p text:style-name="P54">Программа производит деление каждой цифры целого числа на действительное число и записывает результат в структуру result_number.</text:p>
        </text:list-item>
        <text:list-item>
          <text:p text:style-name="P54">Программа удаляет лидирующие незначащие нули.</text:p>
        </text:list-item>
        <text:list-item>
          <text:p text:style-name="P54">Программа удаляет нули в конце числа и преобразует порядок числа.</text:p>
        </text:list-item>
        <text:list-item>
          <text:p text:style-name="P54">Программа выводит результат на экран.</text:p>
        </text:list-item>
      </text:list>
      <text:h text:style-name="P12" text:outline-level="1"><text:bookmark-start text:name="__RefHeading___Toc4260_3479105423"/>Описание функций<text:bookmark-end text:name="__RefHeading___Toc4260_3479105423"/></text:h>
      <text:list xml:id="list938202337" text:style-name="L11">
        <text:list-item>
          <text:p text:style-name="P21">void number_normalization(number_t *number);</text:p>
        </text:list-item>
      </text:list>
      <text:p text:style-name="Standard"><text:tab/><text:span text:style-name="T32">Описание: функция приводит число к нормализованному виду.</text:span></text:p>
      <text:p text:style-name="Standard"><text:tab/><text:span text:style-name="T32">Входные данные: экземпляр структуры number_t.</text:span></text:p>
      <text:p text:style-name="Standard"><text:tab/><text:span text:style-name="T32">Выходные данные: нормализованный экземпляр структуры number_t.</text:span></text:p>
      <text:list text:style-name="L12">
        <text:list-item>
          <text:p text:style-name="P20">int str_to_number_t(char str[], number_t *number);</text:p>
          <text:p text:style-name="P55"><text:soft-page-break/>Описание: функция преобразует массив символов в экземпляр структуры number_t.</text:p>
          <text:p text:style-name="P55">Входные данные: массив символов, экземпляр структуры number_t.</text:p>
          <text:p text:style-name="P55">Выходные данные: код возврата, заполненный экземпляр структуры number_t.</text:p>
        </text:list-item>
        <text:list-item>
          <text:p text:style-name="P20">int is_left_greater(number_t *l_num, number_t *r_num);</text:p>
        </text:list-item>
      </text:list>
      <text:list xml:id="list212640504583279" text:continue-list="list938202337" text:style-name="L11">
        <text:list-header>
          <text:p text:style-name="P56">Описание: функция проверяет, является ли «левое» число большим, чем правое.</text:p>
          <text:p text:style-name="P56">Входные данные: два экземпляра структуры number_t.</text:p>
          <text:p text:style-name="P56">Выходные данные: TRUE — левое число больше, FALSE — правое число больше, EQUAL — числа одинаковые.</text:p>
        </text:list-header>
        <text:list-item>
          <text:p text:style-name="P21">int digits_subtraction(number_t *int_number, number_t *real_number);</text:p>
          <text:p text:style-name="P56">Описание: функция производит поразрядное вычитание действительного числа из целого числа.</text:p>
          <text:p text:style-name="P56">Входные данные: два экземпляра структуры number_t.</text:p>
          <text:p text:style-name="P56">Выходные данные: 1 в случае успеха, 0 в случае неудачи.</text:p>
        </text:list-item>
        <text:list-item>
          <text:p text:style-name="P21">int is_zero(number_t *number);</text:p>
          <text:p text:style-name="P56">Описание: функция определяет, равно ли 0 число.</text:p>
          <text:p text:style-name="P56">Входные данные: экземпляр структуры number_t.</text:p>
          <text:p text:style-name="P56">Выходные данные: 1 в случае равенства, 0 — иначе.</text:p>
        </text:list-item>
        <text:list-item>
          <text:p text:style-name="P21">void push_back_zero(number_t *number);</text:p>
          <text:p text:style-name="P56">Описание: функция сдвигает число на 1 разряд влево и вставляет 0 в конец.</text:p>
          <text:p text:style-name="P56">Входные данные: экземпляр структуры number_t.</text:p>
          <text:p text:style-name="P56">Выходные данные: -.</text:p>
        </text:list-item>
        <text:list-item>
          <text:p text:style-name="P21">int division(number_t *int_number, number_t *real_number, number_t *result_number);</text:p>
          <text:p text:style-name="P56">Описание: функция производит поразрядное деление целого числа на действительное и записывает результат в экземпляр структуры number_t result_number.</text:p>
          <text:p text:style-name="P56">Входные данные: экземпляры структуры number_t int_number, real_number и result_number.</text:p>
          <text:p text:style-name="P56">Выходные данные: код возврата и экземпляр структуры result_number.</text:p>
        </text:list-item>
        <text:list-item>
          <text:p text:style-name="P21">int str_input(char str[], const size_t max_len, size_t *len);</text:p>
          <text:p text:style-name="P56"><text:soft-page-break/>Описание: функция выполняет ввод массива символов из стандартного потока ввода.</text:p>
          <text:p text:style-name="P56">Входные данные: массив символов, максимальная длина.</text:p>
          <text:p text:style-name="P56">Выходные данные: код возврата и длина введенного массива символов.</text:p>
        </text:list-item>
        <text:list-item>
          <text:p text:style-name="P21">int str_real_validation(char str[], const size_t len);</text:p>
        </text:list-item>
      </text:list>
      <text:p text:style-name="Mono"><text:tab/>int str_int_validation(char str[], const size_t len);</text:p>
      <text:list xml:id="list212639721475453" text:continue-numbering="true" text:style-name="L11">
        <text:list-header>
          <text:p text:style-name="P56">Описание: функция производит валидацию строки по соответствующим правилам.</text:p>
          <text:p text:style-name="P56">Входные данные: массив символов, длина массива символов.</text:p>
          <text:p text:style-name="P56">Выходные данные: код возврата.</text:p>
        </text:list-header>
        <text:list-item>
          <text:p text:style-name="P21">void symbol_shift(char str[], size_t start, size_t end);</text:p>
        </text:list-item>
      </text:list>
      <text:p text:style-name="P51"><text:tab/>Описание: функция сдвигает символ влево в массиве символов.</text:p>
      <text:p text:style-name="P51"><text:tab/>Входные данные: массив символов, начальный индекс символа, конечный индекс <text:tab/>символа.</text:p>
      <text:list text:style-name="L13">
        <text:list-item>
          <text:p text:style-name="P22">void num_shift(char str[], size_t start);</text:p>
          <text:p text:style-name="P57">Описание: функция сдвигает число, начиная с позиции start, на 1 разряд влево в массиве символов.</text:p>
          <text:p text:style-name="P57">Входные данные: массив символов, индекс первого символа.</text:p>
          <text:p text:style-name="P57">Выходные данные: измененный массив символов.</text:p>
        </text:list-item>
        <text:list-item>
          <text:p text:style-name="P22">void throw_out_digit(char str[], size_t start);</text:p>
          <text:p text:style-name="P57">Описание: функция удаляет элемент с позиции start.</text:p>
          <text:p text:style-name="P57">Входные данные: массив символов, индекс элемента для удаления.</text:p>
          <text:p text:style-name="P57">Выходные данные: измененный массив символов.</text:p>
        </text:list-item>
        <text:list-item>
          <text:p text:style-name="P22">void delete_leading_zeros(char str[]);</text:p>
          <text:p text:style-name="P57">Описание: функция удаляет лидирующие нули из массива символов.</text:p>
          <text:p text:style-name="P57">Входные данные: массив символов.</text:p>
          <text:p text:style-name="P57">Выходные данные: измененный массив символов.</text:p>
        </text:list-item>
        <text:list-item>
          <text:p text:style-name="P22">size_t fill_ending_with_zeros(char str[], size_t start, size_t end);</text:p>
          <text:p text:style-name="P57">Описание: функция дополняет массив символов с конца нулями.</text:p>
          <text:p text:style-name="P57">Входные данные: массив символов, индекс начального элемента, индекс конечного элемента для дополнения.</text:p>
          <text:p text:style-name="P57"><text:soft-page-break/>Выходные данные: количество дополненных нулей, измененный массив символов.</text:p>
        </text:list-item>
        <text:list-item>
          <text:p text:style-name="P22">void delete_last_zeros(char str[]);</text:p>
          <text:p text:style-name="P57">Описание: функция удаляет лишние нули, изменяя при этом порядок числа.</text:p>
          <text:p text:style-name="P57">Входные данные: массив символов.</text:p>
          <text:p text:style-name="P57">Выходные данные: измененный массив символов.</text:p>
        </text:list-item>
      </text:list>
      <text:h text:style-name="P12" text:outline-level="1"><text:bookmark-start text:name="__RefHeading___Toc4262_3479105423"/>Набор тестовых случаев<text:bookmark-end text:name="__RefHeading___Toc4262_3479105423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row table:style-name="Таблица3.1">
          <table:table-cell table:style-name="Таблица3.A1" office:value-type="string">
            <text:p text:style-name="P63">№</text:p>
          </table:table-cell>
          <table:table-cell table:style-name="Таблица3.A1" office:value-type="string">
            <text:p text:style-name="P65">Ситуация</text:p>
          </table:table-cell>
          <table:table-cell table:style-name="Таблица3.A1" office:value-type="string">
            <text:p text:style-name="P65">Целое число</text:p>
          </table:table-cell>
          <table:table-cell table:style-name="Таблица3.A1" office:value-type="string">
            <text:p text:style-name="P65">Действительное число</text:p>
          </table:table-cell>
          <table:table-cell table:style-name="Таблица3.E1" office:value-type="string">
            <text:p text:style-name="P65">Результат</text:p>
          </table:table-cell>
        </table:table-row>
        <table:table-row table:style-name="Таблица3.1">
          <table:table-cell table:style-name="Таблица3.A2" office:value-type="string">
            <text:p text:style-name="P63">1</text:p>
          </table:table-cell>
          <table:table-cell table:style-name="Таблица3.A2" office:value-type="string">
            <text:p text:style-name="P66">Введен буквенный символ</text:p>
          </table:table-cell>
          <table:table-cell table:style-name="Таблица3.A2" office:value-type="string">
            <text:p text:style-name="P64">a</text:p>
          </table:table-cell>
          <table:table-cell table:style-name="Таблица3.A2" office:value-type="string">
            <text:p text:style-name="P69">—</text:p>
          </table:table-cell>
          <table:table-cell table:style-name="Таблица3.E2" office:value-type="string">
            <text:p text:style-name="P32"><text:span text:style-name="T14">Error</text:span>: введены некорректные символы.</text:p>
          </table:table-cell>
        </table:table-row>
        <table:table-row table:style-name="Таблица3.1">
          <table:table-cell table:style-name="Таблица3.A2" office:value-type="string">
            <text:p text:style-name="P63">2</text:p>
          </table:table-cell>
          <table:table-cell table:style-name="Таблица3.A2" office:value-type="string">
            <text:p text:style-name="P67">Введена точка при записи целого числа.</text:p>
          </table:table-cell>
          <table:table-cell table:style-name="Таблица3.A2" office:value-type="string">
            <text:p text:style-name="P68">+34.43</text:p>
          </table:table-cell>
          <table:table-cell table:style-name="Таблица3.A2" office:value-type="string">
            <text:p text:style-name="P71">—</text:p>
          </table:table-cell>
          <table:table-cell table:style-name="Таблица3.E2" office:value-type="string">
            <text:p text:style-name="P33"><text:span text:style-name="T14">Error</text:span>: введены некорректные символы.</text:p>
          </table:table-cell>
        </table:table-row>
        <table:table-row table:style-name="Таблица3.1">
          <table:table-cell table:style-name="Таблица3.A2" office:value-type="string">
            <text:p text:style-name="P63">3</text:p>
          </table:table-cell>
          <table:table-cell table:style-name="Таблица3.A2" office:value-type="string">
            <text:p text:style-name="P67">Отсутствует знак +\-.</text:p>
          </table:table-cell>
          <table:table-cell table:style-name="Таблица3.A2" office:value-type="string">
            <text:p text:style-name="P68">432</text:p>
          </table:table-cell>
          <table:table-cell table:style-name="Таблица3.A2" office:value-type="string">
            <text:p text:style-name="P72">—</text:p>
          </table:table-cell>
          <table:table-cell table:style-name="Таблица3.E2" office:value-type="string">
            <text:p text:style-name="P34"><text:span text:style-name="T14">Error</text:span>: число должно начинаться со знака '+' или '-'.</text:p>
          </table:table-cell>
        </table:table-row>
        <table:table-row table:style-name="Таблица3.1">
          <table:table-cell table:style-name="Таблица3.A2" office:value-type="string">
            <text:p text:style-name="P63">4</text:p>
          </table:table-cell>
          <table:table-cell table:style-name="Таблица3.A2" office:value-type="string">
            <text:p text:style-name="P67">Пустая строка.</text:p>
          </table:table-cell>
          <table:table-cell table:style-name="Таблица3.A2" office:value-type="string">
            <text:p text:style-name="P71"/>
          </table:table-cell>
          <table:table-cell table:style-name="Таблица3.A2" office:value-type="string">
            <text:p text:style-name="P72">—</text:p>
          </table:table-cell>
          <table:table-cell table:style-name="Таблица3.E2" office:value-type="string">
            <text:p text:style-name="P48"><text:span text:style-name="T18">Error</text:span><text:span text:style-name="T26">: Вы ввели пустую строку.</text:span></text:p>
          </table:table-cell>
        </table:table-row>
        <table:table-row table:style-name="Таблица3.1">
          <table:table-cell table:style-name="Таблица3.A2" office:value-type="string">
            <text:p text:style-name="P63">5</text:p>
          </table:table-cell>
          <table:table-cell table:style-name="Таблица3.A2" office:value-type="string">
            <text:p text:style-name="P67">Излишне длинное число.</text:p>
          </table:table-cell>
          <table:table-cell table:style-name="Таблица3.A2" office:value-type="string">
            <text:p text:style-name="P68">+1234567890123456789012345678901234</text:p>
          </table:table-cell>
          <table:table-cell table:style-name="Таблица3.A2" office:value-type="string">
            <text:p text:style-name="P72">—</text:p>
          </table:table-cell>
          <table:table-cell table:style-name="Таблица3.E2" office:value-type="string">
            <text:p text:style-name="P48"><text:span text:style-name="T14">Error</text:span>: слишком длинная строка.</text:p>
          </table:table-cell>
        </table:table-row>
        <table:table-row table:style-name="Таблица3.1">
          <table:table-cell table:style-name="Таблица3.A2" office:value-type="string">
            <text:p text:style-name="P63">6</text:p>
          </table:table-cell>
          <table:table-cell table:style-name="Таблица3.A2" office:value-type="string">
            <text:p text:style-name="P67">Наличие пробелов в записи числа.</text:p>
          </table:table-cell>
          <table:table-cell table:style-name="Таблица3.A2" office:value-type="string">
            <text:p text:style-name="P68">+4324 53245</text:p>
          </table:table-cell>
          <table:table-cell table:style-name="Таблица3.A2" office:value-type="string">
            <text:p text:style-name="P72">—</text:p>
          </table:table-cell>
          <table:table-cell table:style-name="Таблица3.E2" office:value-type="string">
            <text:p text:style-name="P35"><text:span text:style-name="T14">Error</text:span>: число не может содержать пробелы.</text:p>
          </table:table-cell>
        </table:table-row>
        <table:table-row table:style-name="Таблица3.1">
          <table:table-cell table:style-name="Таблица3.A2" office:value-type="string">
            <text:p text:style-name="P63">7</text:p>
          </table:table-cell>
          <table:table-cell table:style-name="Таблица3.A2" office:value-type="string">
            <text:p text:style-name="P67">Точка в записи порядка.</text:p>
          </table:table-cell>
          <table:table-cell table:style-name="Таблица3.A2" office:value-type="string">
            <text:p text:style-name="P68">+324</text:p>
          </table:table-cell>
          <table:table-cell table:style-name="Таблица3.A2" office:value-type="string">
            <text:p text:style-name="P71">-<text:span text:style-name="T33">543576.123E-43.3</text:span></text:p>
          </table:table-cell>
          <table:table-cell table:style-name="Таблица3.E2" office:value-type="string">
            <text:p text:style-name="P35"><text:span text:style-name="T14">Error</text:span>: точка не может находиться в записи порядка.</text:p>
          </table:table-cell>
        </table:table-row>
        <table:table-row table:style-name="Таблица3.1">
          <table:table-cell table:style-name="Таблица3.A2" office:value-type="string">
            <text:p text:style-name="P63">8</text:p>
          </table:table-cell>
          <table:table-cell table:style-name="Таблица3.A2" office:value-type="string">
            <text:p text:style-name="P67">Более 1 буквы Е в записи действительного числа.</text:p>
          </table:table-cell>
          <table:table-cell table:style-name="Таблица3.A2" office:value-type="string">
            <text:p text:style-name="P68">+12345</text:p>
          </table:table-cell>
          <table:table-cell table:style-name="Таблица3.A2" office:value-type="string">
            <text:p text:style-name="P68">+4343.654EE-4</text:p>
          </table:table-cell>
          <table:table-cell table:style-name="Таблица3.E2" office:value-type="string">
            <text:p text:style-name="P35"><text:span text:style-name="T14">Error</text:span>: по правилам записи не должно быть более одной буквы<text:span text:style-name="T14"> Е</text:span>!</text:p>
          </table:table-cell>
        </table:table-row>
        <table:table-row table:style-name="Таблица3.1">
          <table:table-cell table:style-name="Таблица3.A2" office:value-type="string">
            <text:p text:style-name="P63">9</text:p>
          </table:table-cell>
          <table:table-cell table:style-name="Таблица3.A2" office:value-type="string">
            <text:p text:style-name="P67">Более 1 точки в записи действительного числа.</text:p>
          </table:table-cell>
          <table:table-cell table:style-name="Таблица3.A2" office:value-type="string">
            <text:p text:style-name="P68">+12345</text:p>
          </table:table-cell>
          <table:table-cell table:style-name="Таблица3.A2" office:value-type="string">
            <text:p text:style-name="P68">+432.576.78E-3</text:p>
          </table:table-cell>
          <table:table-cell table:style-name="Таблица3.E2" office:value-type="string">
            <text:p text:style-name="P35"><text:span text:style-name="T14">Error</text:span>: по правилам записи не должно быть более одной точки!</text:p>
          </table:table-cell>
        </table:table-row>
        <table:table-row table:style-name="Таблица3.1">
          <table:table-cell table:style-name="Таблица3.A2" office:value-type="string">
            <text:p text:style-name="P63">10</text:p>
          </table:table-cell>
          <table:table-cell table:style-name="Таблица3.A2" office:value-type="string">
            <text:p text:style-name="P73"><text:s/><text:span text:style-name="T33">Более 2 арифметических знаков в записи</text:span></text:p>
          </table:table-cell>
          <table:table-cell table:style-name="Таблица3.A2" office:value-type="string">
            <text:p text:style-name="P68">+12345</text:p>
          </table:table-cell>
          <table:table-cell table:style-name="Таблица3.A2" office:value-type="string">
            <text:p text:style-name="P68">+432.432Е-43Е3</text:p>
          </table:table-cell>
          <table:table-cell table:style-name="Таблица3.E2" office:value-type="string">
            <text:p text:style-name="P35"><text:span text:style-name="T14">Error</text:span>: по правилам записи должно быть 2 <text:soft-page-break/>знака (мантисса и порядок)!</text:p>
          </table:table-cell>
        </table:table-row>
        <table:table-row table:style-name="Таблица3.1">
          <table:table-cell table:style-name="Таблица3.A2" office:value-type="string">
            <text:p text:style-name="P63">11</text:p>
          </table:table-cell>
          <table:table-cell table:style-name="Таблица3.A2" office:value-type="string">
            <text:p text:style-name="P74">Переполнение порядка.</text:p>
          </table:table-cell>
          <table:table-cell table:style-name="Таблица3.A2" office:value-type="string">
            <text:p text:style-name="P71">+123456</text:p>
          </table:table-cell>
          <table:table-cell table:style-name="Таблица3.A2" office:value-type="string">
            <text:p text:style-name="P71">+1223.43E-99999</text:p>
          </table:table-cell>
          <table:table-cell table:style-name="Таблица3.E2" office:value-type="string">
            <text:p text:style-name="P35"><text:span text:style-name="T14">Error</text:span>: переполнение порядка.</text:p>
          </table:table-cell>
        </table:table-row>
        <table:table-row table:style-name="Таблица3.1">
          <table:table-cell table:style-name="Таблица3.A2" office:value-type="string">
            <text:p text:style-name="P63">12</text:p>
          </table:table-cell>
          <table:table-cell table:style-name="Таблица3.A2" office:value-type="string">
            <text:p text:style-name="P74">Деление на 0.</text:p>
          </table:table-cell>
          <table:table-cell table:style-name="Таблица3.A2" office:value-type="string">
            <text:p text:style-name="P75">+34324</text:p>
          </table:table-cell>
          <table:table-cell table:style-name="Таблица3.A2" office:value-type="string">
            <text:p text:style-name="P75">+0</text:p>
          </table:table-cell>
          <table:table-cell table:style-name="Таблица3.E2" office:value-type="string">
            <text:p text:style-name="P35"><text:span text:style-name="T14">Error</text:span>: деление на 0.</text:p>
          </table:table-cell>
        </table:table-row>
        <table:table-row table:style-name="Таблица3.1">
          <table:table-cell table:style-name="Таблица3.A2" office:value-type="string">
            <text:p text:style-name="P63">13</text:p>
          </table:table-cell>
          <table:table-cell table:style-name="Таблица3.A2" office:value-type="string">
            <text:p text:style-name="P74">Деление нуля.</text:p>
          </table:table-cell>
          <table:table-cell table:style-name="Таблица3.A2" office:value-type="string">
            <text:p text:style-name="P75">+0</text:p>
          </table:table-cell>
          <table:table-cell table:style-name="Таблица3.A2" office:value-type="string">
            <text:p text:style-name="P71">-<text:span text:style-name="T34">213.432E-5</text:span></text:p>
          </table:table-cell>
          <table:table-cell table:style-name="Таблица3.E2" office:value-type="string">
            <text:p text:style-name="P74">+0.0E+0</text:p>
          </table:table-cell>
        </table:table-row>
        <table:table-row table:style-name="Таблица3.1">
          <table:table-cell table:style-name="Таблица3.A2" office:value-type="string">
            <text:p text:style-name="P63">14</text:p>
          </table:table-cell>
          <table:table-cell table:style-name="Таблица3.A2" office:value-type="string">
            <text:p text:style-name="P74">Деление целого на целое одного знака.</text:p>
          </table:table-cell>
          <table:table-cell table:style-name="Таблица3.A2" office:value-type="string">
            <text:p text:style-name="P75">+144</text:p>
          </table:table-cell>
          <table:table-cell table:style-name="Таблица3.A2" office:value-type="string">
            <text:p text:style-name="P75">+12</text:p>
          </table:table-cell>
          <table:table-cell table:style-name="Таблица3.E2" office:value-type="string">
            <text:p text:style-name="P74">+0.12E2</text:p>
          </table:table-cell>
        </table:table-row>
        <table:table-row table:style-name="Таблица3.1">
          <table:table-cell table:style-name="Таблица3.A2" office:value-type="string">
            <text:p text:style-name="P77">15</text:p>
          </table:table-cell>
          <table:table-cell table:style-name="Таблица3.A2" office:value-type="string">
            <text:p text:style-name="P74">Деление целого на целое противоположных знаков.</text:p>
          </table:table-cell>
          <table:table-cell table:style-name="Таблица3.A2" office:value-type="string">
            <text:p text:style-name="P75">+144</text:p>
          </table:table-cell>
          <table:table-cell table:style-name="Таблица3.A2" office:value-type="string">
            <text:p text:style-name="P71">-<text:span text:style-name="T34">12</text:span></text:p>
          </table:table-cell>
          <table:table-cell table:style-name="Таблица3.E2" office:value-type="string">
            <text:p text:style-name="P70">-<text:span text:style-name="T34">0.12E2</text:span></text:p>
          </table:table-cell>
        </table:table-row>
        <table:table-row table:style-name="Таблица3.1">
          <table:table-cell table:style-name="Таблица3.A2" office:value-type="string">
            <text:p text:style-name="P77">16</text:p>
          </table:table-cell>
          <table:table-cell table:style-name="Таблица3.A2" office:value-type="string">
            <text:p text:style-name="P74">Деление целого на действительное одного знака.</text:p>
          </table:table-cell>
          <table:table-cell table:style-name="Таблица3.A2" office:value-type="string">
            <text:p text:style-name="P75">+144</text:p>
          </table:table-cell>
          <table:table-cell table:style-name="Таблица3.A2" office:value-type="string">
            <text:p text:style-name="P75">+1.2E+1</text:p>
          </table:table-cell>
          <table:table-cell table:style-name="Таблица3.E2" office:value-type="string">
            <text:p text:style-name="P74">+0.12E2</text:p>
          </table:table-cell>
        </table:table-row>
        <table:table-row table:style-name="Таблица3.1">
          <table:table-cell table:style-name="Таблица3.A2" office:value-type="string">
            <text:p text:style-name="P77">17</text:p>
          </table:table-cell>
          <table:table-cell table:style-name="Таблица3.A2" office:value-type="string">
            <text:p text:style-name="P74">Деление целого на действительное противоположных знаков.</text:p>
          </table:table-cell>
          <table:table-cell table:style-name="Таблица3.A2" office:value-type="string">
            <text:p text:style-name="P75">+144</text:p>
          </table:table-cell>
          <table:table-cell table:style-name="Таблица3.A2" office:value-type="string">
            <text:p text:style-name="P75">-1.2E+1</text:p>
          </table:table-cell>
          <table:table-cell table:style-name="Таблица3.E2" office:value-type="string">
            <text:p text:style-name="P74">-0.12E2</text:p>
          </table:table-cell>
        </table:table-row>
        <table:table-row table:style-name="Таблица3.1">
          <table:table-cell table:style-name="Таблица3.A2" office:value-type="string">
            <text:p text:style-name="P78">18</text:p>
          </table:table-cell>
          <table:table-cell table:style-name="Таблица3.A2" office:value-type="string">
            <text:p text:style-name="P76">Деление целого на целое противоположных знаков.</text:p>
          </table:table-cell>
          <table:table-cell table:style-name="Таблица3.A2" office:value-type="string">
            <text:p text:style-name="P79">+200000</text:p>
          </table:table-cell>
          <table:table-cell table:style-name="Таблица3.A2" office:value-type="string">
            <text:p text:style-name="P71">-<text:span text:style-name="T35">100</text:span></text:p>
          </table:table-cell>
          <table:table-cell table:style-name="Таблица3.E2" office:value-type="string">
            <text:p text:style-name="P70">-<text:span text:style-name="T35">0.2E4</text:span></text:p>
          </table:table-cell>
        </table:table-row>
        <table:table-row table:style-name="Таблица3.1">
          <table:table-cell table:style-name="Таблица3.A2" office:value-type="string">
            <text:p text:style-name="P78">19</text:p>
          </table:table-cell>
          <table:table-cell table:style-name="Таблица3.A2" office:value-type="string">
            <text:p text:style-name="P80">Деление максимального целого числа на единицу.</text:p>
          </table:table-cell>
          <table:table-cell table:style-name="Таблица3.A2" office:value-type="string">
            <text:p text:style-name="P79">+999999999999999999999999999999</text:p>
          </table:table-cell>
          <table:table-cell table:style-name="Таблица3.A2" office:value-type="string">
            <text:p text:style-name="P79">+1</text:p>
          </table:table-cell>
          <table:table-cell table:style-name="Таблица3.E2" office:value-type="string">
            <text:p text:style-name="P70">+0.99999999999999999999999999999E30</text:p>
          </table:table-cell>
        </table:table-row>
        <table:table-row table:style-name="Таблица3.1">
          <table:table-cell table:style-name="Таблица3.A2" office:value-type="string">
            <text:p text:style-name="P78">20</text:p>
          </table:table-cell>
          <table:table-cell table:style-name="Таблица3.A2" office:value-type="string">
            <text:p text:style-name="P80">Деление максимального целого числа на отрицательное число с отрицательным порядком.</text:p>
          </table:table-cell>
          <table:table-cell table:style-name="Таблица3.A2" office:value-type="string">
            <text:p text:style-name="P79">+999999999999999999999999999999</text:p>
          </table:table-cell>
          <table:table-cell table:style-name="Таблица3.A2" office:value-type="string">
            <text:p text:style-name="P71">-0.1E-30</text:p>
          </table:table-cell>
          <table:table-cell table:style-name="Таблица3.E2" office:value-type="string">
            <text:p text:style-name="P70">-0.<text:span text:style-name="T35">9</text:span>9999999999999999999999999999E60</text:p>
          </table:table-cell>
        </table:table-row>
        <table:table-row table:style-name="Таблица3.1">
          <table:table-cell table:style-name="Таблица3.A2" office:value-type="string">
            <text:p text:style-name="P78">21</text:p>
          </table:table-cell>
          <table:table-cell table:style-name="Таблица3.A2" office:value-type="string">
            <text:p text:style-name="P80">Деление целого числа максимальной длины на большое действительное число.</text:p>
          </table:table-cell>
          <table:table-cell table:style-name="Таблица3.A2" office:value-type="string">
            <text:p text:style-name="P79">+123456789012345678901234567890</text:p>
          </table:table-cell>
          <table:table-cell table:style-name="Таблица3.A2" office:value-type="string">
            <text:p text:style-name="P71">-1234567.89012345E+99321</text:p>
          </table:table-cell>
          <table:table-cell table:style-name="Таблица3.E2" office:value-type="string">
            <text:p text:style-name="P70">-0.10000000000000054991000494918E-99297</text:p>
          </table:table-cell>
        </table:table-row>
        <table:table-row table:style-name="Таблица3.1">
          <table:table-cell table:style-name="Таблица3.A2" office:value-type="string">
            <text:p text:style-name="P78">22</text:p>
          </table:table-cell>
          <table:table-cell table:style-name="Таблица3.A2" office:value-type="string">
            <text:p text:style-name="P80">Деление положительного числа на отрицательное малое число.</text:p>
          </table:table-cell>
          <table:table-cell table:style-name="Таблица3.A2" office:value-type="string">
            <text:p text:style-name="P79">+100000000000</text:p>
          </table:table-cell>
          <table:table-cell table:style-name="Таблица3.A2" office:value-type="string">
            <text:p text:style-name="P71">-1.0E-2314</text:p>
          </table:table-cell>
          <table:table-cell table:style-name="Таблица3.E2" office:value-type="string">
            <text:p text:style-name="P70">-0.1E2325</text:p>
          </table:table-cell>
        </table:table-row>
      </table:table>
      <text:p text:style-name="Standard"/>
      <text:h text:style-name="P19" text:outline-level="2"><text:bookmark-start text:name="__RefHeading___Toc4264_3479105423"/>Выводы<text:bookmark-end text:name="__RefHeading___Toc4264_3479105423"/></text:h>
      <text:p text:style-name="P58">Проделав данную лабораторную работу, я научился делить большие целые числа на действительные числа, длина мантиссы которых не превышает 30 разрядов, а порядок находится в диапазоне от -99999 до +99999 (т.е. не более 5 разрядов). Я узнал, как можно хранить подобные числа в памяти компьютера и оперировать ими с целью деления.</text:p>
      <text:h text:style-name="P13" text:outline-level="1"><text:bookmark-start text:name="__RefHeading___Toc4266_3479105423"/><text:soft-page-break/>Контрольные вопросы<text:bookmark-end text:name="__RefHeading___Toc4266_3479105423"/></text:h>
      <text:list xml:id="list3233188497" text:style-name="L14">
        <text:list-item>
          <text:p text:style-name="P81">Каков возможный диапазон чисел, представляемых в ПК?</text:p>
          <text:p text:style-name="P61"><text:span text:style-name="T36">Диапазон чисел напрямую зависит от выбранного типа данных. В случае, если выбран беззнаковый целочисленный тип размером 64 бита, то его диапазон — [0; 18 446 744 073 709 551 615]. В случае знакового целочисленного типа размером 64 бита — [-</text:span><text:span text:style-name="T11">9 223 372 036 854 775 808; 9 223 372 036 854 775 807</text:span><text:span text:style-name="T12">]. </text:span></text:p>
        </text:list-item>
        <text:list-item>
          <text:p text:style-name="P81">Какова возможная точность представления чисел, чем она определяется?</text:p>
          <text:p text:style-name="P60"><text:span text:style-name="T11">Точность действительных чисел зависит от того размера памяти, который выделяется на хранение мантиссы этого числа. </text:span></text:p>
          <text:p text:style-name="P60"><text:span text:style-name="T11">Согласно стандарту 754-1985, определяется четыре формата представления чисел с плавающей точкой (т.н. ЧПТ):</text:span></text:p>
          <text:list>
            <text:list-item>
              <text:p text:style-name="P60"><text:span text:style-name="T11">с одинарной точностью (</text:span><text:span text:style-name="T19">single-precision)</text:span><text:span text:style-name="T11"> — 32 бита;</text:span></text:p>
            </text:list-item>
            <text:list-item>
              <text:p text:style-name="P60"><text:span text:style-name="T11">с двойной точностью (</text:span><text:span text:style-name="T19">double-precision</text:span><text:span text:style-name="T11">) — 64 бита;</text:span></text:p>
            </text:list-item>
            <text:list-item>
              <text:p text:style-name="P60"><text:span text:style-name="T11">с одинарной расширенной точностью (</text:span><text:span text:style-name="T19">single-extended precision</text:span><text:span text:style-name="T11">) — &gt;= 43 бита (редко используемый);</text:span></text:p>
            </text:list-item>
            <text:list-item>
              <text:p text:style-name="P60"><text:span text:style-name="T11">с двойной расширенной точностью (</text:span><text:span text:style-name="T19">double-extended precision</text:span><text:span text:style-name="T11">) — &gt;= 79 бит (обычно используют 80 бит).</text:span></text:p>
            </text:list-item>
          </text:list>
        </text:list-item>
        <text:list-item>
          <text:p text:style-name="P81">Какие стандартные операции возможны над числами?</text:p>
        </text:list-item>
      </text:list>
      <text:p text:style-name="P58"><text:span text:style-name="T13"><text:tab/>Над числами можно производить процедуры сравнения, вычитания, сложения, <text:tab/>умножения, деления и взятия остатка.</text:span></text:p>
      <text:list xml:id="list212640609264993" text:continue-numbering="true" text:style-name="L14">
        <text:list-item>
          <text:p text:style-name="P81">Какой тип данных может выбрать программист, если обрабатываемые числа превышают возможный диапазон представления чисел в ПК?</text:p>
          <text:p text:style-name="P62">Программист может воспользоваться такими агрегированными типами данных, как массив, структура.</text:p>
        </text:list-item>
        <text:list-item>
          <text:p text:style-name="P81">Как можно осуществить операции над числами, выходящими за рамки машинного представления?</text:p>
          <text:p text:style-name="P62">Возможно написать свои собственные функции, реализующие необходимые программисту операции, используя простейшие математические операции.</text:p>
          <text:p text:style-name="P59"><text:span text:style-name="T11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adornments="Жирный" style:font-family-generic="modern" style:font-pitch="fixed"/>
    <style:font-face style:name="Liberation Mono2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Полужирный" style:font-family-generic="roman" style:font-pitch="variable"/>
    <style:font-face style:name="Times new roman" svg:font-family="'Times new roman'" style:font-family-generic="roman"/>
    <style:font-face style:name="sans-serif" svg:font-family="sans-serif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353cm" style:contextual-spacing="false" fo:line-height="115%" fo:text-align="justify" style:justify-single-word="false" fo:orphans="2" fo:widows="2" style:page-number="auto" style:writing-mode="lr-tb"/>
      <style:text-properties style:font-name="Times New Roman2" fo:font-family="'Times New Roman'" style:font-style-name="Обычный" style:font-family-generic="roman" fo:font-size="12pt" fo:language="ru" fo:country="R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top="0.529cm" fo:margin-bottom="0.071cm" style:contextual-spacing="false" fo:text-align="center" style:justify-single-word="false" style:page-number="auto"/>
      <style:text-properties fo:font-variant="small-caps" style:font-name="Times New Roman2" fo:font-family="'Times New Roman'" style:font-style-name="Обычный" style:font-family-generic="roman" fo:font-size="18pt" fo:letter-spacing="0.009cm" fo:language="en" fo:country="US" fo:font-weight="bold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fo:font-weight="bold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3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2" fo:font-family="'Liberation Mono'" style:font-style-name="Обычный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ono" style:family="paragraph" style:parent-style-name="Standard">
      <style:text-properties fo:color="#000000" loext:opacity="100%" style:font-name="Liberation Mono1" fo:font-family="'Liberation Mono'" style:font-style-name="Жирный" style:font-family-generic="modern" style:font-pitch="fixed" fo:font-size="10pt" fo:language="en" fo:country="US" fo:font-weight="bold" fo:background-color="transparent" style:font-size-asian="10pt" style:font-size-complex="10pt"/>
    </style:style>
    <style:style style:name="Вопросы" style:family="paragraph" style:parent-style-name="Standard">
      <style:text-properties fo:font-weight="bold" officeooo:rsid="00488846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9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63</meta:editing-cycles>
    <meta:print-date>2019-11-26T17:37:00</meta:print-date>
    <meta:creation-date>2018-12-20T06:53:00</meta:creation-date>
    <dc:date>2022-09-19T21:25:23.839858052</dc:date>
    <meta:editing-duration>P1DT15H15M58S</meta:editing-duration>
    <meta:generator>LibreOffice/7.4.1.2$Linux_X86_64 LibreOffice_project/96749c58c39750fe6113ca0224d2dd9b40a26641</meta:generator>
    <meta:document-statistic meta:table-count="3" meta:image-count="1" meta:object-count="0" meta:page-count="11" meta:paragraph-count="296" meta:word-count="1761" meta:character-count="13130" meta:non-whitespace-character-count="115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